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05a3a" officeooo:paragraph-rsid="00105a3a"/>
    </style:style>
    <style:style style:name="P2" style:family="paragraph" style:parent-style-name="Standard">
      <style:paragraph-properties fo:text-align="center" style:justify-single-word="false"/>
      <style:text-properties officeooo:rsid="00123010" officeooo:paragraph-rsid="00123010"/>
    </style:style>
    <style:style style:name="P3" style:family="paragraph" style:parent-style-name="Standard">
      <style:paragraph-properties fo:text-align="justify" style:justify-single-word="false"/>
      <style:text-properties officeooo:rsid="00123010" officeooo:paragraph-rsid="00123010"/>
    </style:style>
    <style:style style:name="P4" style:family="paragraph" style:parent-style-name="Standard">
      <style:paragraph-properties fo:text-align="justify" style:justify-single-word="false"/>
      <style:text-properties officeooo:rsid="001834ac" officeooo:paragraph-rsid="00123010"/>
    </style:style>
    <style:style style:name="P5" style:family="paragraph" style:parent-style-name="Standard">
      <style:paragraph-properties fo:text-align="justify" style:justify-single-word="false"/>
      <style:text-properties officeooo:rsid="00199e7f" officeooo:paragraph-rsid="00199e7f"/>
    </style:style>
    <style:style style:name="P6" style:family="paragraph" style:parent-style-name="Standard">
      <style:paragraph-properties fo:text-align="justify" style:justify-single-word="false"/>
      <style:text-properties officeooo:rsid="0019f081" officeooo:paragraph-rsid="0019f081"/>
    </style:style>
    <style:style style:name="P7" style:family="paragraph" style:parent-style-name="Standard">
      <style:paragraph-properties fo:text-align="center" style:justify-single-word="false"/>
      <style:text-properties officeooo:rsid="0019f081" officeooo:paragraph-rsid="0019f081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06775" officeooo:paragraph-rsid="0020677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2520de" officeooo:paragraph-rsid="002520de" style:font-weight-asian="bold" style:font-weight-complex="bold"/>
    </style:style>
    <style:style style:name="P1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f081" officeooo:paragraph-rsid="0019f081" style:font-weight-asian="bold" style:font-weight-complex="bold"/>
    </style:style>
    <style:style style:name="P1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f081" officeooo:paragraph-rsid="001cd185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9f081" officeooo:paragraph-rsid="001ec3e6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rsid="001aff9f" officeooo:paragraph-rsid="001aff9f"/>
    </style:style>
    <style:style style:name="P14" style:family="paragraph" style:parent-style-name="Standard">
      <style:paragraph-properties fo:text-align="justify" style:justify-single-word="false"/>
      <style:text-properties officeooo:rsid="001c0119" officeooo:paragraph-rsid="001c0119"/>
    </style:style>
    <style:style style:name="P15" style:family="paragraph" style:parent-style-name="Standard">
      <style:paragraph-properties fo:text-align="center" style:justify-single-word="false"/>
      <style:text-properties officeooo:rsid="001cd185" officeooo:paragraph-rsid="001cd185"/>
    </style:style>
    <style:style style:name="P16" style:family="paragraph" style:parent-style-name="Standard">
      <style:paragraph-properties fo:text-align="center" style:justify-single-word="false"/>
      <style:text-properties officeooo:rsid="001cd185" officeooo:paragraph-rsid="001ec3e6"/>
    </style:style>
    <style:style style:name="P17" style:family="paragraph" style:parent-style-name="Standard">
      <style:paragraph-properties fo:text-align="justify" style:justify-single-word="false"/>
      <style:text-properties officeooo:rsid="001cd185" officeooo:paragraph-rsid="001cd185"/>
    </style:style>
    <style:style style:name="P18" style:family="paragraph" style:parent-style-name="Standard">
      <style:paragraph-properties fo:text-align="justify" style:justify-single-word="false"/>
      <style:text-properties officeooo:rsid="001d1815" officeooo:paragraph-rsid="001d1815"/>
    </style:style>
    <style:style style:name="P19" style:family="paragraph" style:parent-style-name="Standard">
      <style:paragraph-properties fo:text-align="justify" style:justify-single-word="false"/>
      <style:text-properties officeooo:rsid="001ec3e6" officeooo:paragraph-rsid="001ec3e6"/>
    </style:style>
    <style:style style:name="P20" style:family="paragraph" style:parent-style-name="Standard">
      <style:paragraph-properties fo:text-align="justify" style:justify-single-word="false"/>
      <style:text-properties officeooo:rsid="001f5314" officeooo:paragraph-rsid="001f5314"/>
    </style:style>
    <style:style style:name="P21" style:family="paragraph" style:parent-style-name="Standard">
      <style:paragraph-properties fo:text-align="justify" style:justify-single-word="false"/>
      <style:text-properties officeooo:rsid="00206775" officeooo:paragraph-rsid="00206775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206775" officeooo:paragraph-rsid="00206775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520de" officeooo:paragraph-rsid="002520de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25e3c8" officeooo:paragraph-rsid="002520de" style:font-weight-asian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4pt" fo:font-weight="bold" officeooo:rsid="0026c3f1" officeooo:paragraph-rsid="0026c3f1" style:font-size-asian="14pt" style:font-weight-asian="bold" style:font-size-complex="14pt" style:font-weight-complex="bold"/>
    </style:style>
    <style:style style:name="P26" style:family="paragraph" style:parent-style-name="Standard">
      <style:paragraph-properties fo:text-align="justify" style:justify-single-word="false"/>
      <style:text-properties fo:font-size="14pt" fo:font-weight="bold" officeooo:rsid="0026c3f1" officeooo:paragraph-rsid="0026c3f1" style:font-size-asian="14pt" style:font-weight-asian="bold" style:font-size-complex="14pt" style:font-weight-complex="bold"/>
    </style:style>
    <style:style style:name="P27" style:family="paragraph" style:parent-style-name="Standard">
      <style:paragraph-properties fo:text-align="justify" style:justify-single-word="false"/>
      <style:text-properties fo:font-size="14pt" fo:font-weight="bold" officeooo:rsid="0025e3c8" officeooo:paragraph-rsid="002cdcb1" style:font-size-asian="14pt" style:font-weight-asian="bold" style:font-size-complex="14pt" style:font-weight-complex="bold"/>
    </style:style>
    <style:style style:name="P28" style:family="paragraph" style:parent-style-name="Standard">
      <style:paragraph-properties fo:text-align="center" style:justify-single-word="false"/>
      <style:text-properties fo:font-size="14pt" fo:font-weight="bold" officeooo:rsid="0025e3c8" officeooo:paragraph-rsid="002cdcb1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justify" style:justify-single-word="false"/>
      <style:text-properties officeooo:rsid="00288217" officeooo:paragraph-rsid="00288217"/>
    </style:style>
    <style:style style:name="P30" style:family="paragraph" style:parent-style-name="Standard">
      <style:paragraph-properties fo:text-align="center" style:justify-single-word="false"/>
      <style:text-properties fo:color="#ed1515" fo:font-size="14pt" fo:font-weight="bold" officeooo:rsid="0026c3f1" officeooo:paragraph-rsid="0026c3f1" style:font-size-asian="14pt" style:font-weight-asian="bold" style:font-size-complex="14pt" style:font-weight-complex="bold"/>
    </style:style>
    <style:style style:name="P31" style:family="paragraph" style:parent-style-name="Standard">
      <style:paragraph-properties fo:text-align="justify" style:justify-single-word="false"/>
      <style:text-properties fo:color="#ed1515" fo:font-weight="normal" officeooo:rsid="002520de" officeooo:paragraph-rsid="002520de" style:font-weight-asian="normal" style:font-weight-complex="normal"/>
    </style:style>
    <style:style style:name="P32" style:family="paragraph" style:parent-style-name="Standard">
      <style:paragraph-properties fo:text-align="justify" style:justify-single-word="false"/>
      <style:text-properties fo:color="#ed1515" fo:font-weight="normal" officeooo:rsid="0026c3f1" officeooo:paragraph-rsid="0026c3f1" style:font-weight-asian="normal" style:font-weight-complex="normal"/>
    </style:style>
    <style:style style:name="P33" style:family="paragraph" style:parent-style-name="Standard">
      <style:paragraph-properties fo:text-align="justify" style:justify-single-word="false"/>
      <style:text-properties fo:color="#ed1515" fo:font-weight="normal" officeooo:rsid="00206775" officeooo:paragraph-rsid="00206775" style:font-weight-asian="normal" style:font-weight-complex="normal"/>
    </style:style>
    <style:style style:name="P34" style:family="paragraph" style:parent-style-name="Standard">
      <style:paragraph-properties fo:text-align="justify" style:justify-single-word="false"/>
      <style:text-properties fo:color="#ed1515" officeooo:rsid="00288217" officeooo:paragraph-rsid="00288217"/>
    </style:style>
    <style:style style:name="P35" style:family="paragraph" style:parent-style-name="Standard">
      <style:paragraph-properties fo:text-align="justify" style:justify-single-word="false"/>
      <style:text-properties officeooo:rsid="002cdcb1" officeooo:paragraph-rsid="002cdcb1"/>
    </style:style>
    <style:style style:name="P36" style:family="paragraph" style:parent-style-name="Standard">
      <style:paragraph-properties fo:text-align="justify" style:justify-single-word="false"/>
      <style:text-properties officeooo:rsid="002db361" officeooo:paragraph-rsid="002db361"/>
    </style:style>
    <style:style style:name="P37" style:family="paragraph" style:parent-style-name="Standard">
      <style:paragraph-properties fo:text-align="justify" style:justify-single-word="false"/>
      <style:text-properties officeooo:rsid="002db361" officeooo:paragraph-rsid="002db361"/>
    </style:style>
    <style:style style:name="P38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fo:font-weight="bold" officeooo:rsid="002fa280" officeooo:paragraph-rsid="002fa280" style:font-size-asian="15.75pt" style:font-weight-asian="bold" style:font-size-complex="18pt" style:font-weight-complex="bold"/>
    </style:style>
    <style:style style:name="P39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2fa280" officeooo:paragraph-rsid="002fa280" style:font-size-asian="12.25pt" style:font-weight-asian="normal" style:font-size-complex="14pt" style:font-weight-complex="normal"/>
    </style:style>
    <style:style style:name="P40" style:family="paragraph" style:parent-style-name="Standard">
      <style:paragraph-properties fo:text-align="justify" style:justify-single-word="false"/>
      <style:text-properties fo:font-size="14pt" style:text-underline-style="none" fo:font-weight="normal" officeooo:rsid="002fa280" officeooo:paragraph-rsid="002fa280" style:font-size-asian="12.25pt" style:font-weight-asian="normal" style:font-size-complex="14pt" style:font-weight-complex="normal"/>
    </style:style>
    <style:style style:name="P41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317f50" officeooo:paragraph-rsid="00317f50" style:font-size-asian="12.25pt" style:font-weight-asian="normal" style:font-size-complex="14pt" style:font-weight-complex="normal"/>
    </style:style>
    <style:style style:name="P42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331d7d" officeooo:paragraph-rsid="00331d7d" style:font-size-asian="12.25pt" style:font-weight-asian="normal" style:font-size-complex="14pt" style:font-weight-complex="normal"/>
    </style:style>
    <style:style style:name="P43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2fa280" officeooo:paragraph-rsid="002fa280" style:font-size-asian="11pt" style:font-weight-asian="normal" style:font-size-complex="11pt" style:font-weight-complex="normal"/>
    </style:style>
    <style:style style:name="P44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2fe804" officeooo:paragraph-rsid="002fe804" style:font-size-asian="11pt" style:font-weight-asian="normal" style:font-size-complex="11pt" style:font-weight-complex="normal"/>
    </style:style>
    <style:style style:name="P45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317f50" officeooo:paragraph-rsid="00317f50" style:font-size-asian="9.60000038146973pt" style:font-weight-asian="normal" style:font-size-complex="11pt" style:font-weight-complex="normal"/>
    </style:style>
    <style:style style:name="P46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331d7d" officeooo:paragraph-rsid="00331d7d" style:font-size-asian="9.60000038146973pt" style:font-weight-asian="normal" style:font-size-complex="11pt" style:font-weight-complex="normal"/>
    </style:style>
    <style:style style:name="P47" style:family="paragraph" style:parent-style-name="Standard">
      <style:paragraph-properties fo:text-align="justify" style:justify-single-word="false"/>
      <style:text-properties fo:font-size="11pt" style:text-underline-style="none" fo:font-weight="normal" officeooo:rsid="003405d9" officeooo:paragraph-rsid="003405d9" style:font-size-asian="9.60000038146973pt" style:font-weight-asian="normal" style:font-size-complex="11pt" style:font-weight-complex="normal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99e7f"/>
    </style:style>
    <style:style style:name="T4" style:family="text">
      <style:text-properties officeooo:rsid="001aff9f"/>
    </style:style>
    <style:style style:name="T5" style:family="text">
      <style:text-properties officeooo:rsid="001c0119"/>
    </style:style>
    <style:style style:name="T6" style:family="text">
      <style:text-properties officeooo:rsid="001c942d"/>
    </style:style>
    <style:style style:name="T7" style:family="text">
      <style:text-properties officeooo:rsid="001cd185"/>
    </style:style>
    <style:style style:name="T8" style:family="text">
      <style:text-properties officeooo:rsid="001ec3e6"/>
    </style:style>
    <style:style style:name="T9" style:family="text">
      <style:text-properties fo:font-weight="normal" officeooo:rsid="0025e3c8" style:font-weight-asian="normal" style:font-weight-complex="normal"/>
    </style:style>
    <style:style style:name="T10" style:family="text">
      <style:text-properties officeooo:rsid="00233472"/>
    </style:style>
    <style:style style:name="T11" style:family="text">
      <style:text-properties officeooo:rsid="0025e3c8"/>
    </style:style>
    <style:style style:name="T12" style:family="text">
      <style:text-properties officeooo:rsid="002b3180"/>
    </style:style>
    <style:style style:name="T13" style:family="text">
      <style:text-properties officeooo:rsid="002e3498"/>
    </style:style>
    <style:style style:name="T14" style:family="text">
      <style:text-properties officeooo:rsid="002fe804"/>
    </style:style>
    <style:style style:name="T15" style:family="text">
      <style:text-properties officeooo:rsid="0030be73"/>
    </style:style>
    <style:style style:name="T16" style:family="text">
      <style:text-properties officeooo:rsid="00331d7d"/>
    </style:style>
    <style:style style:name="T17" style:family="text">
      <style:text-properties officeooo:rsid="00366dfa"/>
    </style:style>
    <style:style style:name="T18" style:family="text">
      <style:text-properties officeooo:rsid="0038475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ursos de Introdução ao Git a ao GitHub</text:p>
      <text:p text:style-name="P2">Otávio Reis – 20/02/22.</text:p>
      <text:p text:style-name="P3"/>
      <text:p text:style-name="P4">Entendendo o que é <text:span text:style-name="T1">GIT</text:span> e a sua importância</text:p>
      <text:p text:style-name="P4"/>
      <text:p text:style-name="P4">- Responder a pergunta o porque aprender a nova tecnologia???</text:p>
      <text:p text:style-name="P4"/>
      <text:p text:style-name="P4"/>
      <text:p text:style-name="P4"><text:tab/>Programa de gerenciamento de versões, criado em <text:span text:style-name="T3">200</text:span>5, por Linus Torvalds, criador também do linu<text:span text:style-name="T18">x</text:span>. <text:span text:style-name="T3">GIT <text:s/>- Versionamento de código distribuído.</text:span></text:p>
      <text:p text:style-name="P4"/>
      <text:p text:style-name="P5">Dica: programas são desenvolvidos de forma colaborativa.</text:p>
      <text:p text:style-name="P5"/>
      <text:p text:style-name="P5">Existem outros <text:span text:style-name="T18">Programas para </text:span>Versionamentos de código.</text:p>
      <text:p text:style-name="P5">Ex.: BitKeeper, CVS, <text:span text:style-name="T18">Subversion e outros.</text:span></text:p>
      <text:p text:style-name="P5"/>
      <text:p text:style-name="P5">Aprendizagem</text:p>
      <text:p text:style-name="P5">1 – Controle de Versão</text:p>
      <text:p text:style-name="P5">2 – Armazenamento em nuvem</text:p>
      <text:p text:style-name="P5">3 – Trabalho em equipe</text:p>
      <text:p text:style-name="P5">4 – Melhorar seu código</text:p>
      <text:p text:style-name="P5">5 – Reconhecimento</text:p>
      <text:p text:style-name="P5"/>
      <text:p text:style-name="P10">Segunda Aula </text:p>
      <text:p text:style-name="P7">Comandos básicos p um bom desempenho no terminal</text:p>
      <text:p text:style-name="P6"/>
      <text:p text:style-name="P6">Os programas podem ser <text:s/>GUI ou CLI.</text:p>
      <text:p text:style-name="P6">- GUI: apresenta uma interface gráfica com o usuário</text:p>
      <text:p text:style-name="P6">- CLI: não tem uma interface gráfica, utiliza a linha de comando</text:p>
      <text:p text:style-name="P6"><text:tab/>existe alguns programas que faz a interação, usando a <text:span text:style-name="T18">gráfica</text:span>, para o Git.</text:p>
      <text:p text:style-name="P6"/>
      <text:p text:style-name="P6">O que vamos aprender? Inicialmente para utilizar as linhas de comando.</text:p>
      <text:p text:style-name="P6"/>
      <text:p text:style-name="P6">- Mudar de pastas</text:p>
      <text:p text:style-name="P6">- Listar as pastas</text:p>
      <text:p text:style-name="P6">- Criar pastas / arquivos</text:p>
      <text:p text:style-name="P6">- Deletar pastar / arquivos</text:p>
      <text:p text:style-name="P6"/>
      <text:p text:style-name="P6">exemplos:</text:p>
      <text:p text:style-name="P6"/>
      <text:p text:style-name="P6">cd <text:span text:style-name="T4">ou cd .. ou cd / <text:s/>- andar entre as pastas</text:span></text:p>
      <text:p text:style-name="P6">dir –<text:span text:style-name="T4"> listar</text:span></text:p>
      <text:p text:style-name="P6">mkdir –<text:span text:style-name="T5"> criar uma pasta</text:span></text:p>
      <text:p text:style-name="P6">del / rmdir <text:s/><text:span text:style-name="T6">- deletar exemplo rmdir worspace /S /Q</text:span></text:p>
      <text:p text:style-name="P13">cls – limpar a tela <text:span text:style-name="T12">(control + “L”)</text:span></text:p>
      <text:p text:style-name="P14">te<text:span text:style-name="T12">m a te</text:span>cla “TAB” <text:s/>- função de auto completar </text:p>
      <text:p text:style-name="P14"/>
      <text:p text:style-name="P14"/>
      <text:p text:style-name="P14"/>
      <text:p text:style-name="P14"/>
      <text:p text:style-name="P14"/>
      <text:p text:style-name="P14"/>
      <text:p text:style-name="P11"><text:soft-page-break/><text:span text:style-name="T7">Terceira</text:span> Aula </text:p>
      <text:p text:style-name="P15">Realizando a instalação do GIT</text:p>
      <text:p text:style-name="P17"/>
      <text:p text:style-name="P17">Fazer a instalação do site oficial do Git.</text:p>
      <text:p text:style-name="P17"/>
      <text:p text:style-name="P18"><text:a xlink:type="simple" xlink:href="https://git-scm.com/book/pt-pt/v2/Começando-Sobre-Controle-de-Versão" text:style-name="Internet_20_link" text:visited-style-name="Visited_20_Internet_20_Link">https://git-scm.com/book/pt-pt/v2/Come%C3%A7ando-Sobre-Controle-de-Vers%C3%A3o</text:a></text:p>
      <text:p text:style-name="P18">- link do livro com todas as informações do programa Git, ferramentas e utilização.</text:p>
      <text:p text:style-name="P18"/>
      <text:p text:style-name="P19">Para acessar o Git, você pode utilizar o prompt e digitar “Git” <text:span text:style-name="T15">- Git Bash.</text:span></text:p>
      <text:p text:style-name="P18"/>
      <text:p text:style-name="P12"><text:span text:style-name="T8">Quarta</text:span> Aula </text:p>
      <text:p text:style-name="P16"><text:span text:style-name="T8">Entendendo como </text:span>o GIT <text:span text:style-name="T8">funciona por baixo dos panos</text:span></text:p>
      <text:p text:style-name="P16"/>
      <text:p text:style-name="P20">Tópico fundamental para entender o funcionamento do Git</text:p>
      <text:p text:style-name="P21"><text:span text:style-name="T2">SHA1</text:span> – Algoritmo de Hash Seguro, é um conjunto de funções hash criptográficas projetadas pela NSA (Agência de segurança Nacional dos EUA)</text:p>
      <text:p text:style-name="P22">- Gera um conjunto de 40 dígitos (encriptação) – saída, único (identificação) do arquivo processado.</text:p>
      <text:p text:style-name="P22"/>
      <text:p text:style-name="P8">Objetos fundamentais –<text:span text:style-name="T10"> Objetivos internos do Git</text:span></text:p>
      <text:p text:style-name="P23">Tipos de objetos</text:p>
      <text:p text:style-name="P9">Blobs <text:span text:style-name="T9">(bolhas)</text:span>–<text:span text:style-name="T11"> </text:span><text:span text:style-name="T9">contem metadados e guarda os SHA1</text:span></text:p>
      <text:p text:style-name="P24"/>
      <text:p text:style-name="P9">Trees <text:span text:style-name="T9">(arvores) </text:span>–<text:span text:style-name="T9"> contem os blobs, ou outras trees e guarda os nomes de arquivos e também tem um Sha1 da arvore (Trees)</text:span></text:p>
      <text:p text:style-name="P23"/>
      <text:p text:style-name="P9">Commits –<text:span text:style-name="T11"> </text:span><text:span text:style-name="T9">o objeto mais importante de todos pois junta tudo. Registra a tree, parente, autor, mensagem, e o timestamp (data / hora da criação) eles também tem um hash e tem um próprio Sha1.</text:span></text:p>
      <text:p text:style-name="P24"/>
      <text:p text:style-name="P24"/>
      <text:p text:style-name="P24"/>
      <text:p text:style-name="P25"><text:span text:style-name="T11">S</text:span>istema distribuído Seguro</text:p>
      <text:p text:style-name="P26"/>
      <text:p text:style-name="P30">Chaves SSH e Tokens</text:p>
      <text:p text:style-name="P31"/>
      <text:p text:style-name="P31"/>
      <text:p text:style-name="P32">Chave SSH – processo de identificação (máquina nuvem)</text:p>
      <text:p text:style-name="P33"/>
      <text:p text:style-name="P34">Ver novamente – etapas mais detalhadas de acesso entre o git e o github</text:p>
      <text:p text:style-name="P34"/>
      <text:p text:style-name="P29"/>
      <text:p text:style-name="P28">Passo a Passo no ciclo de vida dos arquivos no Git</text:p>
      <text:p text:style-name="P28"/>
      <text:p text:style-name="P27"/>
      <text:p text:style-name="P35">Comandos</text:p>
      <text:p text:style-name="P35"/>
      <text:p text:style-name="P35">git init – cria a pasta – inicia o repositório (local)</text:p>
      <text:p text:style-name="P35"/>
      <text:p text:style-name="P35">Os arquivos podem ser de 4 modalidades:</text:p>
      <text:p text:style-name="P35">um delas não é vista pelo Git – Untracked (quando o arquivo é inicializado , esta sendo criado.</text:p>
      <text:p text:style-name="P35"/>
      <text:p text:style-name="P35"/>
      <text:p text:style-name="P35"><text:soft-page-break/>O Git vai visualizar os arquivos no Tracked, que são divididos em (estagio):</text:p>
      <text:p text:style-name="P35">Unmodified: ainda não foi modificado, está como foi elaborado no incio. Faz o controle pelo Sha1.</text:p>
      <text:p text:style-name="P36">Quando você faz o commit do arquivo ele retorna para o estagio Unmodified.</text:p>
      <text:p text:style-name="P35"/>
      <text:p text:style-name="P35">Modified: São os arquivos modificados.</text:p>
      <text:p text:style-name="P35"/>
      <text:p text:style-name="P35"/>
      <text:p text:style-name="P35">Staged: Local onde os arquivos estão sendo manipulados.</text:p>
      <text:p text:style-name="P35"/>
      <text:p text:style-name="P35"/>
      <text:p text:style-name="P36">Servidor e área de desenvolvimento – duas áreas de trabalho.</text:p>
      <text:p text:style-name="P36"/>
      <text:p text:style-name="P36">Repositório remoto fica no servidor</text:p>
      <text:p text:style-name="P36"/>
      <text:p text:style-name="P36">Ambiente de desenvolvimento – seu local, repositório de trabalho.</text:p>
      <text:p text:style-name="P36">Quando você faz o commit do seu arquivo de trabalho, você coloca no repositório local, e está apto a “empurra” push, o arquivo para o repositório no servidor.</text:p>
      <text:p text:style-name="P36"/>
      <text:p text:style-name="P36">Tudo que estiver no <text:span text:style-name="T13">repositório</text:span> local deve esta já commitado, para que possa empurras para o ambiente remoto (<text:span text:style-name="T13">repositório</text:span> no servidor)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><text:soft-page-break/>GitHub</text:p>
      <text:p text:style-name="P39">Informações gerais de utilização</text:p>
      <text:p text:style-name="P40"/>
      <text:p text:style-name="P43"/>
      <text:p text:style-name="P43">Criação de um repositório direto no GitHub:</text:p>
      <text:p text:style-name="P43">- Deve está logado em sua conta</text:p>
      <text:p text:style-name="P43">- <text:span text:style-name="T14">A</text:span>cesso a criação: canto superior direito junto a sua foto “+”</text:p>
      <text:p text:style-name="P44">- Nomear o Repositório</text:p>
      <text:p text:style-name="P44">- Escrever uma descrição para o repositório (opcional)</text:p>
      <text:p text:style-name="P44">- Escolher se será publico ou privado</text:p>
      <text:p text:style-name="P44">- Pode criar um arquivo Readme, para colocar algumas informações sobre o repositório.</text:p>
      <text:p text:style-name="P44">- Finalizar com o botão “Create repository”: Feito está criado o repositório.</text:p>
      <text:p text:style-name="P44"/>
      <text:p text:style-name="P44">Editar as Informações básica, caso necessário, lembrando que deve fazer novamente o commit, para atualizar.</text:p>
      <text:p text:style-name="P44"/>
      <text:p text:style-name="P41">Como passar o Repositório criado para a <text:span text:style-name="T16">máquina</text:span> local</text:p>
      <text:p text:style-name="P41"/>
      <text:p text:style-name="P45"/>
      <text:p text:style-name="P45">- Dentro da pasta do repositório, vai em “Code” (botão verde), na opção Clone.</text:p>
      <text:p text:style-name="P45">- Temos 3 ou mais opções : HTTPS, SSH, Github CLI,</text:p>
      <text:p text:style-name="P45">- Escolha ao opção HTTPS, clicar em copiar endereço</text:p>
      <text:p text:style-name="P45">- Vai ate a janela do git</text:p>
      <text:p text:style-name="P45">- no prompt de comando digitar:</text:p>
      <text:p text:style-name="P45"><text:tab/>- <text:span text:style-name="T16">deve está com uma pasta local pronto para salvar o repositório:</text:span></text:p>
      <text:p text:style-name="P46">- Na janela do Git Bash, vamos digitar: git clone “colar o endereço”</text:p>
      <text:p text:style-name="P46">- Pronto feito</text:p>
      <text:p text:style-name="P46"><text:s/></text:p>
      <text:p text:style-name="P46">Pode usar os comandos.</text:p>
      <text:p text:style-name="P46">- git status</text:p>
      <text:p text:style-name="P46">- cd</text:p>
      <text:p text:style-name="P46">- pode criar pastas, colocar arquivos</text:p>
      <text:p text:style-name="P46"/>
      <text:p text:style-name="P46"/>
      <text:p text:style-name="P42">Como atualizar o repositório no Servidor</text:p>
      <text:p text:style-name="P42"/>
      <text:p text:style-name="P46"><text:s/>As informações modificadas estão na máquina local, e devem ser enviadas para o servidor, <text:span text:style-name="T17">repositório</text:span> externo.</text:p>
      <text:p text:style-name="P46">Na janela do Git bash, podemos utilizar o git status para ver o que tem de ser atualizado.</text:p>
      <text:p text:style-name="P46">- git add . Ou pode ser git add -A</text:p>
      <text:p text:style-name="P46"/>
      <text:p text:style-name="P47">atualiza o controle de versão local</text:p>
      <text:p text:style-name="P47"/>
      <text:p text:style-name="P47">- git commit -m ”escrever uma mensagem – comentar”</text:p>
      <text:p text:style-name="P47"/>
      <text:p text:style-name="P47">- você tem a criação do commit, podem ainda não foi enviado o (s) arquivos</text:p>
      <text:p text:style-name="P47"/>
      <text:p text:style-name="P47">- git push origin main</text:p>
      <text:p text:style-name="P47"/>
      <text:p text:style-name="P47">este comando envio tudo para as nuvens (servidor externo) no repositório.</text:p>
      <text:p text:style-name="P47"/>
      <text:p text:style-name="P4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ucida Console" svg:font-family="'Lucida Console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0T10:35:50.818000000</meta:creation-date>
    <dc:date>2022-03-06T17:37:37.864000000</dc:date>
    <meta:editing-duration>PT6H58M7S</meta:editing-duration>
    <meta:editing-cycles>22</meta:editing-cycles>
    <meta:generator>LibreOffice/5.3.5.2$Windows_x86 LibreOffice_project/50d9bf2b0a79cdb85a3814b592608037a682059d</meta:generator>
    <meta:document-statistic meta:table-count="0" meta:image-count="0" meta:object-count="0" meta:page-count="4" meta:paragraph-count="101" meta:word-count="869" meta:character-count="5148" meta:non-whitespace-character-count="4343"/>
  </office:meta>
</office:document-meta>
</file>